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da4e2" officeooo:paragraph-rsid="001da4e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1da4e2" officeooo:paragraph-rsid="001da4e2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20e29f" officeooo:paragraph-rsid="0020e29f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23487a" officeooo:paragraph-rsid="0023487a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da4e2" officeooo:paragraph-rsid="001da4e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officeooo:rsid="001f9b14" officeooo:paragraph-rsid="001f9b14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normal" officeooo:rsid="00205e2f" officeooo:paragraph-rsid="00205e2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normal" officeooo:rsid="0020e29f" officeooo:paragraph-rsid="0020e29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normal" officeooo:rsid="0021e66a" officeooo:paragraph-rsid="0021e66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normal" officeooo:rsid="0023487a" officeooo:paragraph-rsid="0023487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normal" officeooo:rsid="0024fe17" officeooo:paragraph-rsid="0024fe1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da4e2" officeooo:paragraph-rsid="001da4e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f9b14" officeooo:paragraph-rsid="001f9b14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05e2f" officeooo:paragraph-rsid="00205e2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20e29f" officeooo:paragraph-rsid="0020e29f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1e66a" officeooo:paragraph-rsid="0021e66a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3487a" officeooo:paragraph-rsid="0023487a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4a3d2" officeooo:paragraph-rsid="0024a3d2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4fe17" officeooo:paragraph-rsid="0024fe17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ptance Test Plan</text:p>
      <text:p text:style-name="P1"/>
      <text:p text:style-name="P2">Test 1 – Login to Management part of system successfully</text:p>
      <text:p text:style-name="P2"/>
      <text:p text:style-name="P5">Description</text:p>
      <text:p text:style-name="P12">Allow a user who exists within the system to login to the management part of the system.</text:p>
      <text:p text:style-name="P12"/>
      <text:p text:style-name="P5">Test Procedure</text:p>
      <text:p text:style-name="P5"/>
      <text:p text:style-name="P12">1. Click “Add a New Fare” on the main ui.</text:p>
      <text:p text:style-name="P12">2. Focus the username input field and enter “bento”</text:p>
      <text:p text:style-name="P12">3. Focus the password input field and enter “sea”</text:p>
      <text:p text:style-name="P12">4. Click the login button</text:p>
      <text:p text:style-name="P12"/>
      <text:p text:style-name="P5">Expected Result</text:p>
      <text:p text:style-name="P5"/>
      <text:p text:style-name="P12">1. After the user clicks the login button (having entered the successful information), the login interface should be hidden.</text:p>
      <text:p text:style-name="P12">2. The managemnt interface that contains a list of fares should be displayed.</text:p>
      <text:p text:style-name="P12"/>
      <text:p text:style-name="P5">Actual Result</text:p>
      <text:p text:style-name="P5"/>
      <text:p text:style-name="P12">Same as expected result.</text:p>
      <text:p text:style-name="P12"/>
      <text:p text:style-name="P2">Test 2 – Validation of login formally</text:p>
      <text:p text:style-name="P2"/>
      <text:p text:style-name="P5">Description</text:p>
      <text:p text:style-name="P12">A user should be shown appropriote error messages when attempting to login with incorrect details to the management part of the system.</text:p>
      <text:p text:style-name="P12"/>
      <text:p text:style-name="P6">Test Procedure</text:p>
      <text:p text:style-name="P6"/>
      <text:p text:style-name="P13">1. Click “Add a New Fare” on the main ui</text:p>
      <text:p text:style-name="P13">2. Focus the username input field and enter “martyn”</text:p>
      <text:p text:style-name="P13">3. Focus the password input field and enter “hacker”</text:p>
      <text:p text:style-name="P13">4. Click the login button</text:p>
      <text:p text:style-name="P13">5. View validation messages</text:p>
      <text:p text:style-name="P13">6. Focus the username input field and enter “bento”</text:p>
      <text:p text:style-name="P13">7. Focus the password input field and enter “salty”</text:p>
      <text:p text:style-name="P13">8. Click the login button</text:p>
      <text:p text:style-name="P13">9. View error messages</text:p>
      <text:p text:style-name="P13"/>
      <text:p text:style-name="P7">Expected Result</text:p>
      <text:p text:style-name="P7"/>
      <text:p text:style-name="P14">1. After the user clicks the login button the first time and views validation messages at 5., they should see the message “No user could be found with that id”.</text:p>
      <text:p text:style-name="P14">2. After the user clicks the login button the second time and views validation messages at 9., they should see the message “Looks like that password was incorrect. Please try again”.</text:p>
      <text:p text:style-name="P14"/>
      <text:p text:style-name="P7">Actual Result</text:p>
      <text:p text:style-name="P7"/>
      <text:p text:style-name="P14">Same as expected</text:p>
      <text:p text:style-name="P3"><text:soft-page-break/>Test 3 – Add a fare</text:p>
      <text:p text:style-name="P3"/>
      <text:p text:style-name="P8">Description</text:p>
      <text:p text:style-name="P15">Successfully login to the system and add a fare via the New Fare form.</text:p>
      <text:p text:style-name="P15"/>
      <text:p text:style-name="P8">Test Procedure</text:p>
      <text:p text:style-name="P8"/>
      <text:p text:style-name="P15">1. Succesfully login to the management part of the system (follow Test 1 steps)</text:p>
      <text:p text:style-name="P15">2. Upon viewing the management interace, click the “New Fare” button.</text:p>
      <text:p text:style-name="P15">3. Fill out all the fields in the new Fare form.</text:p>
      <text:p text:style-name="P15">4. Click Save</text:p>
      <text:p text:style-name="P15">5. Click Back</text:p>
      <text:p text:style-name="P15"/>
      <text:p text:style-name="P8">Expected Result</text:p>
      <text:p text:style-name="P8"/>
      <text:p text:style-name="P15">1. User should view a new row in the table of fares in the management interface that contains the information about the fare they just entered.</text:p>
      <text:p text:style-name="P15"/>
      <text:p text:style-name="P9">Actual Result</text:p>
      <text:p text:style-name="P9"/>
      <text:p text:style-name="P16">Same as expected result.</text:p>
      <text:p text:style-name="P16"/>
      <text:p text:style-name="P4">Test 4 – Add money</text:p>
      <text:p text:style-name="P4"/>
      <text:p text:style-name="P10">Description</text:p>
      <text:p text:style-name="P17">A user should be able to add money to their account and view an updated balance.</text:p>
      <text:p text:style-name="P17"/>
      <text:p text:style-name="P10">Test procedure</text:p>
      <text:p text:style-name="P10"/>
      <text:p text:style-name="P18">1. Click Add Money on the main interface.</text:p>
      <text:p text:style-name="P18">2. Click the Insert Card button</text:p>
      <text:p text:style-name="P18">3. Click the Update Balance button</text:p>
      <text:p text:style-name="P18">4. Put “2” in the inserted field.</text:p>
      <text:p text:style-name="P18">5. Click confirm</text:p>
      <text:p text:style-name="P18">6. Click Show Balance after successful message is displayed.</text:p>
      <text:p text:style-name="P18"/>
      <text:p text:style-name="P11">Expected result</text:p>
      <text:p text:style-name="P11"/>
      <text:p text:style-name="P19">1. User should view a balance of “2”.</text:p>
      <text:p text:style-name="P19"/>
      <text:p text:style-name="P11">Actual Result</text:p>
      <text:p text:style-name="P11"/>
      <text:p text:style-name="P19">Same as expec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4:13:48.097628804</meta:creation-date>
    <dc:date>2016-03-02T14:42:41.055948334</dc:date>
    <meta:editing-duration>PT15M22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59" meta:word-count="443" meta:character-count="2487" meta:non-whitespace-character-count="2099"/>
  </office:meta>
</office:document-meta>
</file>